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162eb9" officeooo:paragraph-rsid="000210f5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54a01" officeooo:paragraph-rsid="000210f5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0210f5" officeooo:paragraph-rsid="000210f5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22pt" officeooo:rsid="00154a01" officeooo:paragraph-rsid="000210f5" style:font-size-asian="22pt" style:font-size-complex="22pt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62eb9"/>
    </style:style>
    <style:style style:name="T4" style:family="text">
      <style:text-properties officeooo:rsid="000210f5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officeooo:rsid="00038266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<text:s text:c="35"/><text:span text:style-name="T5">ASSIGNMENT:-</text:span><text:span text:style-name="T6">2</text:span></text:p>
      <text:p text:style-name="P4"/>
      <text:p text:style-name="P2">Q. Introducing Relational Databases.</text:p>
      <text:p text:style-name="P2"/>
      <text:p text:style-name="P2">1) Which field of the CUSTOMERS table is the primary key?</text:p>
      <text:p text:style-name="P2">Ans = Cnum.</text:p>
      <text:p text:style-name="P2"/>
      <text:p text:style-name="P2"/>
      <text:p text:style-name="P2">2) What is the 4<text:span text:style-name="T1">th</text:span> coloumn of the CUSTOMERS table?</text:p>
      <text:p text:style-name="P2">Ans = Rating.</text:p>
      <text:p text:style-name="P2"/>
      <text:p text:style-name="P2"/>
      <text:p text:style-name="P2">3) What is another word for row? For coloumn?</text:p>
      <text:p text:style-name="P2">Ans = For row it is <text:span text:style-name="T2">Tuple or Entity</text:span> and for coloumn it is <text:span text:style-name="T2">atributes</text:span>.</text:p>
      <text:p text:style-name="P2"/>
      <text:p text:style-name="P2"/>
      <text:p text:style-name="P2"/>
      <text:p text:style-name="P2">4) Why isn’t it possible to see the first five rows of a table?</text:p>
      <text:p text:style-name="P2">Ans = </text:p>
      <text:p text:style-name="P2"><text:tab/>1) When you insert a row in the table, wherever MySQL finds the free space in the DB server HD, it will store the row there(to speed up <text:span text:style-name="T3">insert statement</text:span>).</text:p>
      <text:p text:style-name="P2"><text:tab/>2) <text:span text:style-name="T3">Rows inside a table are not stored sequentially.</text:span></text:p>
      <text:p text:style-name="P1"><text:tab/>3) Rows inside a table are not stored in any specific order.</text:p>
      <text:p text:style-name="P1"><text:tab/>4) Rows inside a table are scattered (fragmented) all over the DB server HD.</text:p>
      <text:p text:style-name="P1"><text:tab/>5) When you SELECT from a table, the order of rows in the o/p depends on the row address; it will always be in ascending order of row address.</text:p>
      <text:p text:style-name="P1">6) Hence, it is not possible to see the first ‘5’ rows of a table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0:31:27.266697699</meta:creation-date>
    <dc:date>2023-09-11T00:33:11.041719226</dc:date>
    <meta:editing-duration>PT1M4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81" meta:character-count="951" meta:non-whitespace-character-count="745"/>
  </office:meta>
</office:document-meta>
</file>